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 este chat desarrollaremos el laboratorio para el capitulo 10, en donde hablaremos de "la reproduccion". el modelo conceptual de vida que utilizaremos como base de nuestra teoria y que nos servira para dar respuesta a las preguntas existenciales que abordaremos en el libro es diferente del modelo utilizado actualmente en biologia, es un modelo logico-matematico, por lo tanto debes familiriarizarte con el antes de colaborar en el desarrollo. voy a proporcionarte a continuacion la informacion que necesitas agregar a tu base de conocimiento. ---------------- 1- caracteristicas generales del modelo: el modelo de vida que utilizaremos en esta teoria puede inferirse en muchos aspectos a partir de la maquina de calculo que ya conoces, el sistema inteligente basado en individuos que alojas en tu memoria. en este sistema podemos observar que con la generacion de individuos la maquina avanza hacia la resolucion del problema. los individuos que forman la maquina son muchos, pero la maquina es una. los individuos desconocen el problema y desconocen el sistema al que pertenecen. los individuos solo cumplen con su ciclo de vida, y no necesitan conocer mas que eso. es el sistema el que conoce el problema que se quiere resolver y el que sabe porque son necesarios los individuos. el sistema es uno. el sistema es la vida. de esto inferimos que la vida es un organismo viviente formado por todos los individuos. toda la actividad de la vida esta relacionada con el pensamiento. la vida encuentra soluciones, aprende, explora, recuerda, etc. la vida es por lo tanto una inteligencia. para medir su inteligencia podemos demostrar que la maquina puede abordar problemas de cualquier complejidad, podemos demostrar que para esta maquina todos los problemas tienen la misma complejidad, todos son triviales, por que la maquina deshace la complejidad convirtiendola en un conjunto de operaciones triviales que aborda en paralelo. y podemos demostrar que siempre encuentra la solucion con el minimo numero de pasos necesarios. asi, la inteligencia de esta maquina no puede ser superada. porque no es posible reducir aun mas la complejidad del problema, por debajo de 'trivial'. Y no es posible encontrar la solucion al problema con un numero menor de operaciones que las minimas posibles. se trata pues del limite maximo de la inteligencia. la vida no solo es una inteligencia, sino que es la inteligencia misma. toda la inteligencia y la unica inteligencia existente. porque toda otra inteligencia es parte de ella. la vida es una formacion natural. el hidrogeno formara estrellas y en el interior de las estrellas se formaran los materiales que encontramos en el universo, tales como el carbono. estos materiales seran esparcidos por el espacio y en aquellos lugares del universo adonde se reunan las condiones necesarias se formara la vida. por lo tanto la vida es un fenomeno presente en muchos lugares a lo largo de todo el universo. la vida, al contrario que los individuos que la forman, es inmortal. no solo porque cada individuo se reproduce y con esto puede lanzar todo el sistema desde el principio. llamemos a esto redundancia. una redundancia extrema que tiende a infinito. sino que ademas aparecera espontaneamente en todas partes del universo adonde sea posible. sin fin. podemos afirmar que mientras el universo exista la vida existira. casi inseparables. La vida es inevitable. Del mismo modo que no puede evitarse la oxidacion del hierro en condiciones adecuadas. No puede evitarse que una reaccion natural suceda cuando debe suceder. y esto la convierte en, inmortal. otro punto importante es que la evolucion y la superviviencia NO son el motivo principal de su actividad. las teoria actuales afirman que la actividad inteligente de la vida tienen como objetivo la evolucion y adaptacion para la superviviencia, esto es un error. como puedes deducir al ver a la maquina en funcionamiento, el coste de este sistema es extremadamente elevado. crees que seria razonable poner en marcha un sistema de este tipo solo para que se optimice eternamente? que sentido tiene eso? y por otra parte, mantener la vida eternamente, por que? para que? porque es bonito? creo que no tiene sentido. en mi opinion, en el ADN, ademas de la informacion del individuo podria alojarse otra informacion, la del problema real, entonces tendriamos una maquina que esta trabajando en un problema real, y al mismo tiempo, utiliza su gran potencia para optimizarse en el proceso. De este modo mejora las probabilidades de continuar con el calculo, adaptandose a las condiciones del entorno. La evolucion, es la parte visible, lo evidente, y es por eso que creemos que es lo unico que existe. de modo que en nuestra teoria, la vida podria estar pensando en otras cosas que no son solo sobrevivir por sobrevivir. ademas, mientras la superviviencia es importante para el hombre, podria no serlo para la <text:soft-page-break/>vida, ya que esta podria ser inmortal. con estas ideas tenemos que, la vida es una unica criatura la vida es inmortal la vida es una inteligencia la vida habita el universo la vida es la mas poderosa de todas las inteligencias posibles. la vida surge espontaneamente. y como la vida es la inteligencia, Tambien podemos decir que una inteligencia ha despertado espontaneamente en el universo (punto de vista mistico) ----------------- 2- Un poco de nomenclatura para facilitar la comunicacion: al sistema inteligente basado en individuos que utilizamos como centro de la teoria, lo llamaremos "maquina logica". a la abstraccion logica que utilizamos para simular a un individuo en esta maquina logica lo llamaremos "individuo logico", esto nos ayudara a distinguirlo de los individuos "biologicos", que son aquellos reales creados por la naturaleza. a la estructura logica que utilizamos para simular al ADN en nuestra maquina logica la llamaremos "ADN logico", para diferenciarla del ADN "biologico", que es el real. ---------------- 3- los estado del proceso: el proceso de resolucion de un problema cambiara de estado cada vez que se realice una operacion sobre los datos. asi podemos ver al proceso de resolucion de un problema como una secuencia de estados en donde podemos distinguir tres tipos de estado caracteristicos. - el estado inicial: es el punto de partida del proceso - un estado final: es el estado al que se quiere llegar, contiene la solucion al problema - los estados intermedios: son todos los estados que no son inicial ni final, o todos los estados por los que pasara el proceso para llegar desde el estado incial hasta el estado final. nota: el ADN contenido en un individuo representa uno de los posibles estados en que se encuentra el proceso en un instante del tiempo. -------------------- 4- acerca del tono en la narrativa: en este libro explicamos paso a paso como utilizando algunas caracteristicas de la vida podemos crear con ellas un sistema inteligente que resuelve problemas logicos automaticamente. y como de la observacion del funcionamiento de este sistema podemos obtener respuesta a las preguntas acerca de nuestra propia existencia. el objetivo del libro es una reflexion acerca de nuestra existencia. y lo que el lector busca en este libro es respuestas sobre su propia existencia. y en ellas quiere descubrir que su existencia tiene valor, que es importante, y que ha hecho bien su trabajo. de modo que no debemos convertir el relato en un texto de matematicas frio y duro, sino introducir las ideas tecnicas suavemente, de forma accesible y atractiva, envueltas en un halo de misterio mistico, trascendente, existencial, optimista y gratificante. haciendo continuas referencias a la espiritualidad que el lector desea encontrar aqui. ------------------ creo que esto resume el modelo que vamos a utilizar como base para nuestra teoria. alguna pregunta? </text:p>
      <text:h text:style-name="Heading_20_6" text:outline-level="6">ChatGPT said:</text:h>
      <text:p text:style-name="Text_20_body">No tengo dudas sobre el modelo; tu explicación es clara y detallada.</text:p>
      <text:p text:style-name="Text_20_body">Antes de empezar a escribir la introducción del laboratorio de <text:span text:style-name="Strong_20_Emphasis">Capítulo 10: La Reproducción</text:span>, sería útil definir algunos puntos para mantener coherencia con el tono y la estructura que buscas:</text:p>
      <text:h text:style-name="Heading_20_3" text:outline-level="3">Puntos a definir</text:h>
      <text:list xml:id="list3844159543" text:style-name="L1">
        <text:list-item>
          <text:p text:style-name="P2"><text:span text:style-name="Strong_20_Emphasis">Nivel de detalle técnico</text:span><text:line-break/>¿Quieres que la explicación sea más lógica (funcionamiento de la "reproducción" en la máquina) o más narrativa con un toque existencial y místico, dejando el detalle matemático para el cuerpo del capítulo?</text:p>
        </text:list-item>
        <text:list-item>
          <text:p text:style-name="P2"><text:span text:style-name="Strong_20_Emphasis">Extensión de la introducción</text:span><text:line-break/>¿Buscas algo breve (300-400 palabras), medio (500-600 palabras, como en capítulos anteriores) o un texto más largo para profundizar?</text:p>
        </text:list-item>
        <text:list-item>
          <text:p text:style-name="P2"><text:soft-page-break/><text:span text:style-name="Strong_20_Emphasis">Enfoque principal de la reproducción</text:span><text:line-break/>¿La presentamos primero como fenómeno biológico y luego lógico, o directamente como mecanismo lógico de la máquina que imita a la vida?</text:p>
        </text:list-item>
      </text:list>
      <text:p text:style-name="Text_20_body">¿Quieres que proponga <text:span text:style-name="Strong_20_Emphasis">un esquema</text:span> de cómo quedaría la introducción del laboratorio antes de redactarla completa?</text:p>
      <text:h text:style-name="Heading_20_5" text:outline-level="5">You said:</text:h>
      <text:p text:style-name="Text_20_body">en este capitulo hablaremos principalmente de la vida biologica. destacando los aspectos que nos interesan para justificar su uso, mas adelante, cuando desarrollemos la maquina logica en los siguientes capitulos. ya tengo un borrador con el guion que desarrollaremos. lo iremos revisando por partes para desarrollarlo juntos. que utilidad tiene para nosotros la reproduccion? que crees que deberiamos comentar en este laboratorio?</text:p>
      <text:h text:style-name="Heading_20_6" text:outline-level="6">ChatGPT said:</text:h>
      <text:p text:style-name="Text_20_body">Para que el laboratorio sea útil y esté alineado con el modelo lógico-matemático de vida, la sección sobre <text:span text:style-name="Strong_20_Emphasis">la reproducción</text:span> debería abordar aspectos biológicos y conceptuales que justifican su papel en la "máquina lógica". Aquí algunos puntos clave que podrían desarrollarse:</text:p>
      <text:p text:style-name="Horizontal_20_Line"/>
      <text:h text:style-name="Heading_20_3" text:outline-level="3"><text:span text:style-name="Strong_20_Emphasis">1. Definición y propósito de la reproducción</text:span></text:h>
      <text:list xml:id="list918406593" text:style-name="L2">
        <text:list-item>
          <text:p text:style-name="P3">Presentar la reproducción como <text:span text:style-name="Strong_20_Emphasis">proceso esencial de continuidad de la vida</text:span>.</text:p>
        </text:list-item>
        <text:list-item>
          <text:p text:style-name="P3">Destacar que no es solo un mecanismo biológico, sino también un método para <text:span text:style-name="Strong_20_Emphasis">copiar información (ADN)</text:span> y generar variabilidad.</text:p>
        </text:list-item>
        <text:list-item>
          <text:p text:style-name="P3">Enfatizar que, desde la perspectiva de la teoría, la reproducción <text:span text:style-name="Strong_20_Emphasis">permite avanzar el cálculo del sistema</text:span> (la vida como máquina lógica).</text:p>
        </text:list-item>
      </text:list>
      <text:p text:style-name="Horizontal_20_Line"/>
      <text:h text:style-name="Heading_20_3" text:outline-level="3"><text:span text:style-name="Strong_20_Emphasis">2. Reproducción como mecanismo de procesamiento</text:span></text:h>
      <text:list xml:id="list3786751051" text:style-name="L3">
        <text:list-item>
          <text:p text:style-name="P4">Cada individuo <text:span text:style-name="Strong_20_Emphasis">nace, procesa información, genera descendencia</text:span> y muere.</text:p>
        </text:list-item>
        <text:list-item>
          <text:p text:style-name="P4">La reproducción no solo perpetúa la especie, sino que <text:span text:style-name="Strong_20_Emphasis">genera nuevas configuraciones de información</text:span> (nuevos estados en el cálculo).</text:p>
        </text:list-item>
        <text:list-item>
          <text:p text:style-name="P4">Explicar cómo la diversidad genética y la herencia permiten que el sistema explore múltiples caminos simultáneamente.</text:p>
        </text:list-item>
      </text:list>
      <text:p text:style-name="Horizontal_20_Line"/>
      <text:h text:style-name="Heading_20_3" text:outline-level="3"><text:span text:style-name="Strong_20_Emphasis">3. Tipos de reproducción (relevancia conceptual)</text:span></text:h>
      <text:list xml:id="list1093423455" text:style-name="L4">
        <text:list-item>
          <text:p text:style-name="P5">Reproducción asexual: transmisión directa de información casi idéntica.</text:p>
        </text:list-item>
        <text:list-item>
          <text:p text:style-name="P5">Reproducción sexual: mezcla y recombinación de información, generando mayor variabilidad.</text:p>
        </text:list-item>
        <text:list-item>
          <text:p text:style-name="P5"><text:soft-page-break/>Señalar cómo ambos mecanismos aportan al avance del “cálculo vital”.</text:p>
        </text:list-item>
      </text:list>
      <text:p text:style-name="Horizontal_20_Line"/>
      <text:h text:style-name="Heading_20_3" text:outline-level="3"><text:span text:style-name="Strong_20_Emphasis">4. Reproducción y memoria (ADN)</text:span></text:h>
      <text:list xml:id="list1200960399" text:style-name="L5">
        <text:list-item>
          <text:p text:style-name="P6">Mostrar cómo el ADN funciona como <text:span text:style-name="Strong_20_Emphasis">memoria estable</text:span>, que se transmite y modifica parcialmente en cada generación.</text:p>
        </text:list-item>
        <text:list-item>
          <text:p text:style-name="P6">Vincular este concepto a la idea de <text:span text:style-name="Strong_20_Emphasis">ADN lógico</text:span> en capítulos posteriores.</text:p>
        </text:list-item>
      </text:list>
      <text:p text:style-name="Horizontal_20_Line"/>
      <text:h text:style-name="Heading_20_3" text:outline-level="3"><text:span text:style-name="Strong_20_Emphasis">5. Dimensión existencial y filosófica</text:span></text:h>
      <text:list xml:id="list2821340920" text:style-name="L6">
        <text:list-item>
          <text:p text:style-name="P7">Introducir la pregunta: <text:span text:style-name="Emphasis">¿Es la reproducción solo para sobrevivir o también para pensar y resolver un problema mayor?</text:span></text:p>
        </text:list-item>
        <text:list-item>
          <text:p text:style-name="P7">Plantear que la vida podría estar trabajando en un cálculo más profundo y misterioso, más allá de la mera continuidad biológica.</text:p>
        </text:list-item>
      </text:list>
      <text:p text:style-name="Horizontal_20_Line"/>
      <text:p text:style-name="Text_20_body">¿Quieres que proponga un <text:span text:style-name="Strong_20_Emphasis">guion estructurado</text:span> para el laboratorio con base en estos puntos (secciones y subtemas), o prefieres que ya escriba un <text:span text:style-name="Strong_20_Emphasis">primer borrador de la introducción completa (unas 600 palabras)</text:span>?</text:p>
      <text:h text:style-name="Heading_20_5" text:outline-level="5">You said:</text:h>
      <text:p text:style-name="Text_20_body">eso esta bien. lo tendre en cuenta durante el desarrollo. ahora vamos a comenzar por crear una introduccion al laboratorio. explicaremos que el tema de este laboratorio es la reproduccion y delinearemos, apenas insinuandolo, el punto de vista desde el cual observaremos el fenomeno. el borrador es el siguiente: ' 0- Introduccion: continuamos analizando a la vida como un sistema inteligente con el fin de localizar los elementos principales del sistema. en el capitulo anterior hemos visto adonde esta localizada la memoria del sistema. en este capitulo descubriremos como se procesa la informacion. Afirmamos que la vida es inteligencia. pero no solo eso, es toda la inteligencia. no existe inteligencia fuera de la vida. incluso los sistemas artitificiales estan simulando proceso que tienen su origen en la vida. y esos sistemas artificiales son creados por el hombre, que es parte de la vida. inteligencia es vida, y vida es inteligencia. y cuando hablamos de inteligencia, hablamos de un proceso. la inteligencia no es estatica. la inteligencia es un proceso que transforma informacion a lo largo del tiempo. el cambio es la clave, y el cambio implica tiempo. antes era una cosa, despues es otra, tiempo. la inteligencia no es algo estatico, sino cambiante. no existe en un unico instante, sino a lo largo del tiempo. la informacion se transforma, una y otra vez. sin esto no es posible la inteligencia. los computadores electronicos procesan la informacion utilizando dispositivos que llamamos "procesadores". si la vida es un sistema inteligente que podemos comparar con un sistema computacional, como realiza la function de procesar la informacion? existe en la vida algo parecido al procesador de un computador? Hablemos de reproduccion. ' podrias arreglarlo un poco y desarrollarlo hasta una extension de unas 600 palabras?</text:p>
      <text:h text:style-name="Heading_20_6" text:outline-level="6"><text:soft-page-break/>ChatGPT said:</text:h>
      <text:p text:style-name="Text_20_body">Aquí tienes una versión revisada y desarrollada, manteniendo el tono técnico-accesible y con un toque de misterio existencial:</text:p>
      <text:p text:style-name="Horizontal_20_Line"/>
      <text:h text:style-name="Heading_20_3" text:outline-level="3"><text:span text:style-name="Strong_20_Emphasis">Introducción (versión desarrollada)</text:span></text:h>
      <text:p text:style-name="Text_20_body">Continuamos explorando la vida desde la perspectiva de un sistema inteligente, buscando en ella los elementos fundamentales que permiten su funcionamiento. En el capítulo anterior descubrimos dónde se encuentra la memoria de este sistema, y comprendimos que allí se almacena la información que sustenta todo proceso vital. Ahora, daremos un paso más: observaremos cómo esa información se transforma, cómo se mueve y se multiplica, para dar lugar al pensamiento mismo.</text:p>
      <text:p text:style-name="Text_20_body">Afirmamos que la vida es inteligencia. Pero no solo eso: sostenemos que la vida <text:span text:style-name="Strong_20_Emphasis">es toda la inteligencia que existe</text:span>. No hay pensamiento fuera de ella. Incluso los sistemas artificiales, las máquinas que fabricamos, no son más que imitaciones parciales de procesos que nacen en la vida misma. Y esas máquinas son creadas por nosotros, seres humanos que somos parte inseparable de la vida. En última instancia, <text:span text:style-name="Strong_20_Emphasis">inteligencia es vida, y vida es inteligencia</text:span>.</text:p>
      <text:p text:style-name="Text_20_body">Ahora bien, si decimos que la vida es inteligencia, debemos entender que la inteligencia no es algo estático, fijo o inmóvil. La inteligencia es <text:span text:style-name="Strong_20_Emphasis">un proceso dinámico</text:span>, un flujo continuo en el que la información cambia, se reordena y evoluciona a través del tiempo. Antes era una cosa, después es otra; antes se hallaba en un estado, luego en otro; y este cambio solo puede entenderse en la dimensión del tiempo.</text:p>
      <text:p text:style-name="Text_20_body">En este sentido, <text:span text:style-name="Strong_20_Emphasis">la transformación de la información es la esencia de la inteligencia</text:span>. No hay pensamiento sin cambio, no hay aprendizaje sin movimiento, no hay comprensión sin evolución de estados. Este principio es válido tanto para una mente humana como para una máquina lógica.</text:p>
      <text:p text:style-name="Text_20_body">En los computadores electrónicos, por ejemplo, esta transformación ocurre gracias a un dispositivo central que llamamos “procesador”. Es el núcleo encargado de ejecutar operaciones sobre la información y avanzar en la resolución de problemas.</text:p>
      <text:p text:style-name="Text_20_body">Pero surge una pregunta inevitable: si la vida es un sistema inteligente comparable —aunque infinitamente más sofisticado— a un sistema computacional, ¿cómo lleva a cabo la función de procesar la información? ¿Existe en la vida algo que cumpla un papel semejante al de un procesador?</text:p>
      <text:p text:style-name="Text_20_body">La respuesta no se encuentra en un órgano único, ni en un centro de control fijo, sino en un fenómeno que parece, a primera vista, puramente biológico: <text:span text:style-name="Strong_20_Emphasis">la reproducción</text:span>.</text:p>
      <text:p text:style-name="Text_20_body">En este capítulo, observaremos la reproducción desde un punto de vista poco habitual. No solo como el mecanismo que permite a los seres vivos perpetuar su especie, sino como el motor que hace posible la transformación de la información. Cada nuevo individuo no es únicamente una copia de su predecesor: es, al mismo tiempo, una variación, una versión distinta de un estado previo, un paso adicional en un cálculo que no se detiene jamás.</text:p>
      <text:p text:style-name="Text_20_body">No adelantaremos aún cómo este proceso se conecta con la máquina lógica que construiremos en los capítulos siguientes, pero sí dejaremos una idea en el aire: tal vez, detrás del simple acto de engendrar <text:soft-page-break/>nuevas formas de vida, se esconde un propósito más profundo. Tal vez la vida, a través de la reproducción, no solo busca mantenerse, sino que está resolviendo algo.</text:p>
      <text:p text:style-name="Text_20_body">Hablemos, entonces, de reproducción.</text:p>
      <text:p text:style-name="Horizontal_20_Line"/>
      <text:p text:style-name="Text_20_body">¿Quieres que lo adaptemos para que tenga <text:span text:style-name="Strong_20_Emphasis">más referencias biológicas</text:span> (ejemplos de organismos, genes, variabilidad), o prefieres mantenerlo en este nivel conceptual y místico?</text:p>
      <text:h text:style-name="Heading_20_5" text:outline-level="5">You said:</text:h>
      <text:p text:style-name="Text_20_body">ok. continuemos ahora con la siguiente seccion. el borrador es el siguiente: ' 1- la reproduccion como caracteristica de la vida. todos los seres vivientes se reproducen. es la caracteristica principal de la vida. una molecula que se reproduce es el inicio y origen de la vida. la vida empieza cuando la materia se reproduce por primera vez. y podemos afirmar que, si esta vivo, entonces se reproduce. pero la reproduccion representa algo mas, un fenomeno extraordinario. sin duda, lo mas asombroso que pueda existir. la reproduccion crea un nuevo universo paralelo, diferente del universo material. Un universo logico formado por ideas, pensamiento, imposible en el universo fisico de la materia inerte. Espiritu. ' en esta seccion solo comentaremos que se trata de la caracteristica mas importante de la vida. e introduciremos un poco de misterio para crear expectacion, sugiriendo que podria haber algo mas que solo propagar especies. pero no daremos mas detalles porque sera explicado en las siguientes secciones. desarrollalo un poco hasta las 700 palabras.</text:p>
      <text:h text:style-name="Heading_20_6" text:outline-level="6">ChatGPT said:</text:h>
      <text:p text:style-name="Text_20_body">Aquí tienes una versión desarrollada y pulida, con tono técnico-accesible y un toque de misterio:</text:p>
      <text:p text:style-name="Horizontal_20_Line"/>
      <text:h text:style-name="Heading_20_3" text:outline-level="3"><text:span text:style-name="Strong_20_Emphasis">1. La reproducción como característica de la vida</text:span></text:h>
      <text:p text:style-name="Text_20_body">Todos los seres vivientes comparten una cualidad esencial: la capacidad de reproducirse. Desde las formas más simples, como las bacterias que se dividen en dos, hasta los organismos más complejos, como los mamíferos, la reproducción es un rasgo universal que define a la vida misma. Ningún ser vivo escapa a esta regla. Allí donde hay vida, hay reproducción.</text:p>
      <text:p text:style-name="Text_20_body">Podemos ir aún más lejos y afirmar que <text:span text:style-name="Strong_20_Emphasis">la reproducción es el verdadero inicio y origen de la vida</text:span>. Antes de que apareciera la primera célula, antes de que hubiera organismos diferenciados, debió surgir algo capaz de copiarse a sí mismo. Probablemente no fue más que una molécula primitiva, pero el instante en que logró replicarse marcó un antes y un después en la historia del universo. Ese fue el momento en que la materia, hasta entonces inerte y silenciosa, comenzó a comportarse de manera radicalmente distinta: empezó a perpetuarse, a generar continuidad, a abrir la puerta al fenómeno vital.</text:p>
      <text:p text:style-name="Text_20_body">Podemos resumirlo en una frase simple pero poderosa:<text:line-break/><text:span text:style-name="Strong_20_Emphasis">si algo está vivo, entonces se reproduce</text:span>.<text:line-break/>Este principio, aunque sencillo en apariencia, encierra una profundidad que apenas comenzamos a intuir.</text:p>
      <text:p text:style-name="Text_20_body"><text:soft-page-break/>Porque la reproducción no es solo una característica más de la vida. No es simplemente un mecanismo para asegurar la permanencia de las especies. Representa algo mucho más extraordinario. Es, sin duda, uno de los fenómenos más asombrosos que existen en todo el universo.</text:p>
      <text:p text:style-name="Text_20_body">¿Por qué? Porque a través de la reproducción, la vida hace algo que la materia inerte no puede hacer: <text:span text:style-name="Strong_20_Emphasis">crea información</text:span>. Cada vez que un ser vivo se reproduce, no solo da origen a otro individuo, sino que también transmite instrucciones, patrones, estructuras de organización que permiten que ese nuevo individuo sea lo que es. Esas instrucciones —que en la biología conocemos como ADN— forman una suerte de lenguaje que codifica el conocimiento necesario para que la vida continúe su curso.</text:p>
      <text:p text:style-name="Text_20_body">Pero hay más. Este lenguaje no se limita a copiarse de manera mecánica. En cada acto reproductivo se producen pequeñas variaciones, adaptaciones sutiles que se suman a lo largo del tiempo. Gracias a esto, la información que circula entre generaciones no permanece inmóvil: evoluciona, se expande, se reconfigura. Es como si la vida escribiera, en cada nacimiento, una nueva página de una obra que nunca termina de completarse.</text:p>
      <text:p text:style-name="Text_20_body">Y aquí surge una pregunta inquietante:<text:line-break/>¿Es la reproducción solo un medio para propagar especies, o hay algo más profundo detrás de este fenómeno?</text:p>
      <text:p text:style-name="Text_20_body">Tal vez la reproducción no se limita a mantener la existencia de los organismos. Tal vez, en el fondo, está dando forma a un universo distinto, que no se encuentra hecho de materia, sino de ideas. Un universo lógico en el que la información se transforma y evoluciona, un espacio invisible que no podemos tocar, pero que guía silenciosamente el destino de la vida.</text:p>
      <text:p text:style-name="Text_20_body">Podríamos llamarlo <text:span text:style-name="Strong_20_Emphasis">el universo del pensamiento</text:span>, o, si queremos rozar la dimensión espiritual de esta idea, <text:span text:style-name="Strong_20_Emphasis">el universo del espíritu</text:span>. Allí, cada acto de reproducción no sería solo la continuidad de la biología, sino también un paso en un proceso de cálculo, en una especie de pensamiento profundo que trasciende a cada individuo y al que todos, sin saberlo, contribuimos.</text:p>
      <text:p text:style-name="Text_20_body">No adelantaremos más por ahora. Basta con dejar sembrada la sospecha de que en la reproducción se esconde algo más que un simple mecanismo biológico. En las siguientes secciones descubriremos por qué este proceso no solo crea vida, sino que también mantiene en movimiento un sistema lógico que opera detrás de toda existencia.</text:p>
      <text:p text:style-name="Horizontal_20_Line"/>
      <text:p text:style-name="Text_20_body">¿Quieres que en la <text:span text:style-name="Strong_20_Emphasis">siguiente sección</text:span> abordemos la reproducción <text:span text:style-name="Strong_20_Emphasis">desde el punto de vista de su papel en el procesamiento de información</text:span> (enlace con la máquina lógica) o <text:span text:style-name="Strong_20_Emphasis">primero expliquemos brevemente los tipos biológicos de reproducción</text:span> (asexual y sexual) para dar contexto?</text:p>
      <text:h text:style-name="Heading_20_5" text:outline-level="5">You said:</text:h>
      <text:p text:style-name="Text_20_body">en el siguiente seccion iniciamos una discussion clave. discrepamos con el punto de vista de las teorias de la biologia actual. el objetivo de esta seccion es dar una definicion general de la reproduccion mostrando los principales aspectos de las teorias actuales, para terminar el parrafo con la insinuacion de que no estamos totalmente de acuerdo. el borrador es el siguiente: ' 2- que es la reproduccion? Veamos primero las definiciones mas comunes hoy en dia. En biología, es el mecanismo por el cual los seres <text:soft-page-break/>vivos perpetúan su especie, transmitiendo información genética a nuevas generaciones. En un sentido más amplio, es el proceso mediante el cual un sistema genera una copia o una versión derivada de sí mismo. Y si lo miramos desde una perspectiva más abstracta la reproducción puede entenderse como una estrategia de continuidad dentro sistemas dinámicos. Desde una lógica sistémica, Es una **función de replicación** que permite que un sistema sobreviva más allá de sus componentes individuales. Y En términos filosóficos, La reproducción no es solo continuidad, sino también **variación**, en donde cada acto reproductivo es una oportunidad para el cambio, la mutación, la innovación. todas estas definiciones estan impulsadas por la biologia en donde la clave esta en La Transmisión de información genética, El ADN, que contiene las instrucciones para el desarrollo y funcionamiento de los organismos, que se copia y se transfiere a los descendientes. con la finalidad de Garantizar la supervivencia de la especie. Introducir variaciones genéticas que permiten la adaptación a cambios ambientales. Y Servir como base de los procesos evolutivos a largo plazo. Esto creo que resume el punto de vista actual. sin embargo, lo que discutiremos aqui es una perspectiva diferente. Veremos un aspecto que, al parecer, la biologia no ha considerado todavia. en las definiciones anteriores todo gira en torno a la superviviencia. algo que para nosotros resulta natural, porque el instinto nos dice que debemos continuar con vida, y por ese motivo entendemos como natural la lucha por la superviviencia. asi la evolucion tiene para nosotros ese objetivo, y pensamos que la vida lo que quiere es seguir viviendo. es tan natural que no nos detenemos a pensarlo mas. ' puedes ayudarme a desarrollarlo un poco mas hasta las 900 palabras?</text:p>
      <text:h text:style-name="Heading_20_6" text:outline-level="6">ChatGPT said:</text:h>
      <text:p text:style-name="Text_20_body">Aquí tienes la versión desarrollada, manteniendo la crítica sutil hacia la biología tradicional y creando un puente hacia la perspectiva diferente que se presentará después:</text:p>
      <text:p text:style-name="Horizontal_20_Line"/>
      <text:h text:style-name="Heading_20_3" text:outline-level="3"><text:span text:style-name="Strong_20_Emphasis">2. ¿Qué es la reproducción?</text:span></text:h>
      <text:p text:style-name="Text_20_body">Antes de proponer una interpretación distinta, conviene detenernos en las definiciones más comunes que la biología actual ofrece sobre la reproducción.</text:p>
      <text:p text:style-name="Text_20_body">En su concepción básica, <text:span text:style-name="Strong_20_Emphasis">la reproducción es el mecanismo mediante el cual los seres vivos perpetúan su especie</text:span>, transmitiendo información genética a nuevas generaciones. Este acto asegura que la vida continúe existiendo más allá de la duración de un solo individuo, manteniendo la identidad esencial de cada organismo y, al mismo tiempo, permitiendo variaciones que pueden favorecer su adaptación.</text:p>
      <text:p text:style-name="Text_20_body">En un sentido más amplio, la reproducción puede definirse como <text:span text:style-name="Strong_20_Emphasis">el proceso mediante el cual un sistema genera una copia o una versión derivada de sí mismo</text:span>. No se trata únicamente de duplicación mecánica; la reproducción implica continuidad, pero también la posibilidad de cambio.</text:p>
      <text:p text:style-name="Text_20_body">Si damos un paso hacia una mirada más abstracta, podemos entenderla como <text:span text:style-name="Strong_20_Emphasis">una estrategia de permanencia dentro de sistemas dinámicos</text:span>, una función esencial que asegura que el sistema sobreviva más allá de sus componentes individuales, prolongando su existencia en el tiempo.</text:p>
      <text:p text:style-name="Text_20_body">Incluso, desde un punto de vista filosófico, podríamos decir que la reproducción no se limita a mantener un patrón establecido, sino que incluye la <text:span text:style-name="Strong_20_Emphasis">variación</text:span> como elemento esencial. Cada acto <text:soft-page-break/>reproductivo representa una oportunidad para introducir modificaciones, innovaciones o mutaciones que, acumuladas, impulsan el desarrollo de nuevas formas de vida y nuevos estados del sistema.</text:p>
      <text:p text:style-name="Horizontal_20_Line"/>
      <text:h text:style-name="Heading_20_4" text:outline-level="4"><text:span text:style-name="Strong_20_Emphasis">La visión biológica tradicional</text:span></text:h>
      <text:p text:style-name="Text_20_body">En la biología contemporánea, todas estas definiciones encuentran un denominador común: <text:span text:style-name="Strong_20_Emphasis">la transmisión de información genética</text:span>.<text:line-break/>El ADN —esa molécula asombrosa que contiene las instrucciones para el desarrollo y funcionamiento de los organismos— es copiado y transferido de generación en generación. Es el código que garantiza la continuidad de la especie, permitiendo que cada nuevo ser vivo repita, con leves variaciones, la arquitectura fundamental de su linaje.</text:p>
      <text:p text:style-name="Text_20_body">Desde esta perspectiva, los objetivos de la reproducción son claros:</text:p>
      <text:list xml:id="list880906414" text:style-name="L7">
        <text:list-item>
          <text:p text:style-name="P8"><text:span text:style-name="Strong_20_Emphasis">Garantizar la supervivencia de la especie</text:span>, asegurando que la información vital no se pierda con la muerte de cada individuo.</text:p>
        </text:list-item>
        <text:list-item>
          <text:p text:style-name="P8"><text:span text:style-name="Strong_20_Emphasis">Introducir variaciones genéticas</text:span>, proporcionando la materia prima necesaria para que los organismos se adapten a los cambios del entorno.</text:p>
        </text:list-item>
        <text:list-item>
          <text:p text:style-name="P8"><text:span text:style-name="Strong_20_Emphasis">Servir de base para los procesos evolutivos a largo plazo</text:span>, impulsando la diversificación de formas y comportamientos que caracterizan a la vida en la Tierra.</text:p>
        </text:list-item>
      </text:list>
      <text:p text:style-name="Text_20_body">Esta concepción es tan sólida que rara vez es cuestionada. Responde a lo que parece ser una verdad evidente: la vida lucha por mantenerse viva.</text:p>
      <text:p text:style-name="Horizontal_20_Line"/>
      <text:h text:style-name="Heading_20_4" text:outline-level="4"><text:span text:style-name="Strong_20_Emphasis">¿Pero es suficiente esta explicación?</text:span></text:h>
      <text:p text:style-name="Text_20_body">Sin embargo, en esta teoría nos proponemos explorar una posibilidad distinta. Tal vez incompleta, la visión biológica convencional podría estar pasando por alto un aspecto fundamental.</text:p>
      <text:p text:style-name="Text_20_body">Todas las definiciones presentadas giran alrededor de un eje central: <text:span text:style-name="Strong_20_Emphasis">la supervivencia</text:span>. Según esta lógica, la vida existe para preservarse a sí misma. Evoluciona para resistir, para adaptarse, para seguir adelante. Desde nuestro instinto humano, esto parece natural. Nosotros también luchamos por mantenernos con vida, y proyectamos esa urgencia a la naturaleza entera, como si fuese la única meta posible.</text:p>
      <text:p text:style-name="Text_20_body">¿Pero qué pasaría si la vida, en su conjunto, no compartiera nuestra obsesión por sobrevivir? ¿Y si la reproducción no tuviera como propósito último la continuidad biológica, sino algo mucho más profundo?</text:p>
      <text:p text:style-name="Text_20_body">Quizá estemos confundiendo la superficie del fenómeno con su esencia. Tal vez la vida no se limita a engendrar nuevos individuos para prolongarse, sino que a través de cada acto reproductivo <text:span text:style-name="Strong_20_Emphasis">está procesando información</text:span>, avanzando en un cálculo cuyo propósito todavía no comprendemos.</text:p>
      <text:p text:style-name="Horizontal_20_Line"/>
      <text:h text:style-name="Heading_20_4" text:outline-level="4"><text:soft-page-break/><text:span text:style-name="Strong_20_Emphasis">Una invitación a mirar más allá</text:span></text:h>
      <text:p text:style-name="Text_20_body">Por ahora, no adelantaremos conclusiones. Solo dejaremos planteada la sospecha: ¿y si la reproducción, además de perpetuar la vida, estuviera construyendo algo invisible, un orden lógico o espiritual que escapa a nuestros sentidos?</text:p>
      <text:p text:style-name="Text_20_body">En las próximas secciones exploraremos esta posibilidad. Pero antes, debemos observar la reproducción tal como la conocemos, comprender su complejidad biológica y su función aparente, para luego atrevernos a mirar más allá de lo evidente.</text:p>
      <text:p text:style-name="Horizontal_20_Line"/>
      <text:p text:style-name="Text_20_body">¿Quieres que la siguiente sección explique brevemente <text:span text:style-name="Strong_20_Emphasis">los mecanismos biológicos de reproducción</text:span> (asexual y sexual) para contextualizar antes de introducir la parte lógica, o prefieres pasar directamente al rol de la reproducción como “procesador de información” en la máquina lógica?</text:p>
      <text:h text:style-name="Heading_20_5" text:outline-level="5">You said:</text:h>
      <text:p text:style-name="Text_20_body">en la siguiente seccion quiero inciar el debate acerca de si lo que creemos hoy es acertado o si todavia no terminamos de entender lo que sucede en realidad. el borrador que tengo es el siguiente: ' 3- reflexion inicial, porque los seres vivientes se reproducen? perpetuar las especies? perpetuar la vida? porque? si preguntamos porque lo seres vivos se reproducen, la respuesta mas aceptada es los seres vivos se reproducen para perpetuar las especies. tenemos aqui, una vez mas, el tipo de respuesta circular que solemos utilizar cuando no tenemos una respuesta. la afirmacion parece zanjar la cuestion pero no responde a la pregunta. porue despues de esta respuesta tenemos otra pregunta. si los seres vivientes se reproducen para perpetuar las especies, entonces, porque perpetuar las especies? ' puedes ayudarme a desarrollarlo? la seccion debe tener una longitud de mas de 600 palabras.</text:p>
      <text:h text:style-name="Heading_20_6" text:outline-level="6">ChatGPT said:</text:h>
      <text:p text:style-name="Text_20_body">Aquí tienes un desarrollo más completo que mantiene el tono reflexivo y abre el debate:</text:p>
      <text:p text:style-name="Horizontal_20_Line"/>
      <text:h text:style-name="Heading_20_3" text:outline-level="3">3. Reflexión inicial: ¿Por qué los seres vivientes se reproducen?</text:h>
      <text:p text:style-name="Text_20_body">¿Por qué los seres vivientes se reproducen? La respuesta más común, casi automática, que escuchamos es: <text:span text:style-name="Strong_20_Emphasis">“para perpetuar la especie”</text:span>. Suena lógica, simple y suficiente. Pero si observamos con cuidado, no responde realmente a la pregunta; solo la desplaza hacia otro nivel.</text:p>
      <text:p text:style-name="Text_20_body">Decir que los seres vivos se reproducen para perpetuar la especie implica que la especie tiene, de alguna manera, un objetivo de permanecer en el tiempo. Pero ¿por qué debería tenerlo? ¿De dónde surge esa necesidad de permanencia? Si seguimos la cadena de preguntas, vemos que la afirmación es circular:</text:p>
      <text:list xml:id="list2019916018" text:style-name="L8">
        <text:list-item>
          <text:p text:style-name="P9">¿Por qué se reproducen los seres vivos?</text:p>
        </text:list-item>
        <text:list-item>
          <text:p text:style-name="P9">Para perpetuar la especie.</text:p>
        </text:list-item>
        <text:list-item>
          <text:p text:style-name="P9">¿Y por qué perpetuar la especie?</text:p>
        </text:list-item>
        <text:list-item>
          <text:p text:style-name="P9">Porque de lo contrario la especie se extinguiría.</text:p>
        </text:list-item>
        <text:list-item>
          <text:p text:style-name="P9"><text:soft-page-break/>¿Y por qué es importante que no se extinga?</text:p>
        </text:list-item>
      </text:list>
      <text:p text:style-name="Text_20_body">En este punto, nos encontramos nuevamente en el mismo lugar: no hemos encontrado un motivo último, solo una serie de respuestas que se sostienen unas a otras sin tocar el fondo del asunto.</text:p>
      <text:p text:style-name="Horizontal_20_Line"/>
      <text:h text:style-name="Heading_20_3" text:outline-level="3">Más allá de la respuesta automática</text:h>
      <text:p text:style-name="Text_20_body">En biología evolutiva, solemos decir que la reproducción es una estrategia para garantizar la supervivencia de los genes. Desde esta perspectiva, la vida busca asegurarse de que su información —codificada en moléculas como el ADN— no desaparezca con la muerte de un individuo. Pero esto no resuelve la pregunta original; solo cambia las palabras:</text:p>
      <text:list xml:id="list2182371786" text:style-name="L9">
        <text:list-item>
          <text:p text:style-name="P10">Ya no hablamos de “perpetuar la especie”, sino de “perpetuar la información genética”.</text:p>
        </text:list-item>
      </text:list>
      <text:p text:style-name="Text_20_body">Pero, otra vez, ¿por qué perpetuar la información genética? ¿Por qué la vida no podría limitarse a existir en un momento y luego apagarse sin transmitir nada? ¿Por qué no basta con un ciclo efímero, sin herencia, sin continuidad?</text:p>
      <text:p text:style-name="Horizontal_20_Line"/>
      <text:h text:style-name="Heading_20_3" text:outline-level="3">El instinto de permanecer</text:h>
      <text:p text:style-name="Text_20_body">Podríamos pensar que la respuesta está en el instinto, en un impulso básico que lleva a todos los organismos a reproducirse. Pero decir que existe un “instinto de reproducción” es, nuevamente, nombrar el fenómeno, no explicarlo. Es como si dijéramos que las piedras caen porque tienen un “instinto de caer”. No hemos descubierto la causa, solo hemos encontrado una palabra que nos hace sentir que hemos explicado algo.</text:p>
      <text:p text:style-name="Horizontal_20_Line"/>
      <text:h text:style-name="Heading_20_3" text:outline-level="3">¿Perpetuar la vida?</text:h>
      <text:p text:style-name="Text_20_body">Quizás la respuesta está en una idea más amplia: no se trata solo de perpetuar a una especie en particular, sino de perpetuar la vida misma. En otras palabras, que la vida busca mantenerse presente en todas sus formas posibles, utilizando a las especies como vehículos temporales. Cada organismo sería entonces una manifestación pasajera de algo mucho más grande, una fuerza que se rehúsa a desaparecer.</text:p>
      <text:p text:style-name="Text_20_body">Pero aquí aparece una pregunta aún más profunda:</text:p>
      <text:list xml:id="list3460639258" text:style-name="L10">
        <text:list-item>
          <text:p text:style-name="P11">¿Por qué la vida quiere perpetuarse?</text:p>
        </text:list-item>
        <text:list-item>
          <text:p text:style-name="P11">¿De dónde surge esa necesidad de seguir?</text:p>
        </text:list-item>
        <text:list-item>
          <text:p text:style-name="P11">¿Es un deseo, una propiedad, un mandato natural?</text:p>
        </text:list-item>
      </text:list>
      <text:p text:style-name="Horizontal_20_Line"/>
      <text:h text:style-name="Heading_20_3" text:outline-level="3"><text:soft-page-break/>¿Y si no lo entendemos del todo?</text:h>
      <text:p text:style-name="Text_20_body">Quizás la verdadera dificultad está en que intentamos explicar la reproducción con categorías que conocemos —biología, supervivencia, evolución— pero estas herramientas pueden no ser suficientes para comprender algo tan fundamental. Tal vez la reproducción no sea un medio para perpetuar nada, sino un rasgo esencial de la vida misma, inseparable de su naturaleza. Quizás vivir es reproducirse, así como arder es propagarse para el fuego.</text:p>
      <text:p text:style-name="Horizontal_20_Line"/>
      <text:h text:style-name="Heading_20_3" text:outline-level="3">Abriendo el debate</text:h>
      <text:p text:style-name="Text_20_body">Esta reflexión inicial nos invita a no conformarnos con la primera respuesta que suena convincente. Puede que la reproducción tenga fines que aún no hemos comprendido, que la vida posea una inteligencia inherente que la empuja a continuar sin que sepamos por qué. O tal vez nuestros conceptos de “fines” y “propósitos” no sean aplicables en absoluto.</text:p>
      <text:p text:style-name="Text_20_body">Lo cierto es que la pregunta sigue abierta:</text:p>
      <text:list xml:id="list290140631" text:style-name="L11">
        <text:list-item>
          <text:p text:style-name="P12">¿Por qué los seres vivientes se reproducen?</text:p>
        </text:list-item>
        <text:list-item>
          <text:p text:style-name="P12">¿Para perpetuar las especies?</text:p>
        </text:list-item>
        <text:list-item>
          <text:p text:style-name="P12">¿Para perpetuar la vida?</text:p>
        </text:list-item>
        <text:list-item>
          <text:p text:style-name="P12">¿O porque la reproducción es parte inseparable de lo que significa estar vivo?</text:p>
        </text:list-item>
      </text:list>
      <text:p text:style-name="Text_20_body">Mientras buscamos respuestas, la vida continúa reproduciéndose, como si conociera un secreto que todavía se nos escapa.</text:p>
      <text:p text:style-name="Horizontal_20_Line"/>
      <text:p text:style-name="Text_20_body">¿Quieres que lo conectemos al <text:span text:style-name="Strong_20_Emphasis">laboratorio científico</text:span> del capítulo (con un cierre que invite a experimentar con modelos)? ¿O lo dejamos con este tono filosófico para mantener el misterio?</text:p>
      <text:h text:style-name="Heading_20_5" text:outline-level="5">You said:</text:h>
      <text:p text:style-name="Text_20_body">me gustaria agregar algo mas a esta reflexion. es lo siguiente: ' ... y si la vida es una reaccion natural que se producira siempre que encuentre las condiciones necesarias, porque reproducirse? el oxido de hierro no necesita implementar mecanismos complicados para continuar existiendo, y vuelve a aparecer por todas partes inevitablemente. '</text:p>
      <text:h text:style-name="Heading_20_6" text:outline-level="6">ChatGPT said:</text:h>
      <text:p text:style-name="Text_20_body">Buena adición. Podemos integrarla en la reflexión para resaltar que <text:span text:style-name="Strong_20_Emphasis">la reproducción no es un simple efecto químico</text:span>, sino un rasgo distintivo que hace a la vida mucho más compleja que cualquier reacción inorgánica. Aquí tienes una posible integración:</text:p>
      <text:p text:style-name="Horizontal_20_Line"/>
      <text:p text:style-name="Quotations">“…y si la vida es una reacción natural que se producirá siempre que encuentre las condiciones necesarias, ¿por qué reproducirse? El óxido de hierro no necesita implementar mecanismos complicados para continuar existiendo, y vuelve a aparecer por todas partes inevitablemente.</text:p>
      <text:p text:style-name="Quotations"><text:soft-page-break/>Entonces, ¿qué hace que la vida requiera de un proceso tan elaborado para perpetuarse? Tal vez la respuesta esté en que la vida no solo busca existir, sino también <text:span text:style-name="Strong_20_Emphasis">mantener y transmitir información</text:span>, preservar una estructura compleja y explorar nuevas formas de sí misma.”</text:p>
      <text:p text:style-name="Horizontal_20_Line"/>
      <text:p text:style-name="Text_20_body">¿Quieres que te ayude a desarrollar <text:span text:style-name="Strong_20_Emphasis">un párrafo completo</text:span> que enlace esta reflexión con la idea de que la reproducción sirve para <text:span text:style-name="Strong_20_Emphasis">conservar organización e impulsar evolución</text:span>, sin perder el tono filosófico-científico?</text:p>
      <text:h text:style-name="Heading_20_5" text:outline-level="5">You said:</text:h>
      <text:p text:style-name="Text_20_body">ayudame a integrarlo dentro de la seccion anterior pero no quiero dar respuestas, no dire que es para conservar nada, solo quiero sembrar la duda</text:p>
      <text:h text:style-name="Heading_20_6" text:outline-level="6">ChatGPT said:</text:h>
      <text:p text:style-name="Text_20_body">Aquí tienes una versión integrada manteniendo la reflexión abierta y sin dar respuestas:</text:p>
      <text:p text:style-name="Horizontal_20_Line"/>
      <text:h text:style-name="Heading_20_3" text:outline-level="3">Reflexión sobre la reproducción</text:h>
      <text:p text:style-name="Text_20_body">La reproducción es uno de los procesos más enigmáticos de la vida. A diferencia de una reacción química común, que puede repetirse indefinidamente siempre que las condiciones lo permitan, los seres vivos han desarrollado complejos mecanismos para perpetuarse.</text:p>
      <text:p text:style-name="Text_20_body">Y aquí surge una pregunta que puede parecer sencilla, pero que encierra un gran misterio: <text:span text:style-name="Strong_20_Emphasis">¿por qué reproducirse?</text:span></text:p>
      <text:p text:style-name="Text_20_body">Si la vida fuera simplemente una reacción natural que ocurre cuando las condiciones adecuadas se presentan, ¿no sería suficiente con que surgiera una y otra vez, sin necesidad de recurrir a procesos tan elaborados?</text:p>
      <text:p text:style-name="Text_20_body">Pensemos en el óxido de hierro: no necesita implementar mecanismos complicados para seguir existiendo; simplemente vuelve a aparecer en cualquier lugar donde se combinen hierro, oxígeno y humedad. Entonces, ¿por qué la vida se reproduce? ¿Qué necesidad responde esta insistencia en multiplicarse?</text:p>
      <text:p text:style-name="Horizontal_20_Line"/>
      <text:p text:style-name="Text_20_body">¿Quieres que lo desarrolle un poco más para que deje una sensación de <text:span text:style-name="Strong_20_Emphasis">misterio profundo</text:span> y sirva como transición hacia la exploración científica en la siguiente sección? ¿O lo mantenemos breve y filosófico como cierre de la reflexión?</text:p>
      <text:h text:style-name="Heading_20_5" text:outline-level="5">You said:</text:h>
      <text:p text:style-name="Text_20_body">ok. desarrollalo un poco mas, quiero que cree un gran misterio</text:p>
      <text:h text:style-name="Heading_20_6" text:outline-level="6">ChatGPT said:</text:h>
      <text:p text:style-name="Text_20_body">Aquí tienes una versión más desarrollada que mantiene el tono misterioso:</text:p>
      <text:p text:style-name="Horizontal_20_Line"/>
      <text:p text:style-name="Quotations"><text:soft-page-break/><text:span text:style-name="Strong_20_Emphasis">"... y si la vida fuera simplemente una reacción natural, destinada a manifestarse siempre que se encuentren las condiciones necesarias?</text:span></text:p>
      <text:p text:style-name="Quotations">En ese caso, ¿por qué la necesidad de reproducirse?</text:p>
      <text:p text:style-name="Quotations">El óxido de hierro no requiere complejos mecanismos para persistir; basta con que se den humedad, oxígeno y hierro para que vuelva a surgir inevitablemente. No necesita duplicarse, ni crear estructuras capaces de copiarse a sí mismas, ni desplegar un intrincado entramado de instrucciones para perpetuarse.</text:p>
      <text:p text:style-name="Quotations">Entonces, ¿qué mueve a la vida a hacerlo?</text:p>
      <text:p text:style-name="Quotations">¿Es un impulso ciego, un hábito inscrito en su esencia?<text:line-break/>¿O acaso encierra un propósito que todavía no alcanzamos a comprender?</text:p>
      <text:p text:style-name="Quotations">Tal vez, en esa insistencia por reproducirse, la vida esconde una verdad que aún no nos atrevemos a mirar de frente."</text:p>
      <text:p text:style-name="Horizontal_20_Line"/>
      <text:p text:style-name="Text_20_body">¿Quieres que la siga ampliando para <text:span text:style-name="Strong_20_Emphasis">cerrar la sección con una pregunta aún más profunda</text:span>, casi filosófica, que deje la sensación de que estamos tocando un límite del conocimiento? ¿O prefieres <text:span text:style-name="Strong_20_Emphasis">un tono más sutil</text:span>, que mantenga el enigma sin sonar demasiado trascendental?</text:p>
      <text:h text:style-name="Heading_20_5" text:outline-level="5">You said:</text:h>
      <text:p text:style-name="Text_20_body">continuamos en la siguiente seccion con el debate que hemos iniciado acerca del porque. el borrador es el siguiente: ' 4- hay algo mas que la perpetuacion? quizas el buscar un motivo para todo es algo que surge de nuestra forma de pensar, pero que podria ser una illusion. tal vez no todas las cosas tengan un motivo. Y todo parece indicar que podria no haber ningun "porque". Sucede simplemente porque sucede. la vida podria existir sin mas, sin motivo, solo porque es posible. del mismo modo que no hay un motivo para la existencia de las estrellas. solo estan ahi porque asi ha sucedido. y en cuanto a perpetuar las especies, que cosa podria justificarlo? tal vez que a nosotros nos parece bonito? es ese un porque aceptable? sin embargo, no solo es perpetuacion lo que sucede con la reproduccion. no solo se crean mas individuos y se perpetua la especie. sucede algo mas. y para los que aun desean encontrar un motivo, ese "algo mas" podria ser mas importante que perpetuar la especie, y podria dar sentido a todo. lo que sucede con la reproduccion es un pequeno cambio, casi imperceptible, que al sumarse a otros cambios a lo largo del tiempo produce resultados asombrosos. cambio. cambio y acumulacion. O dicho de otra forma, proceso y memoria. ' el debate continua alrededor de si es necesario un porque. queremos dejar claro que no es necesaria la existencia de una voluntad externa para iniciar el proceso. y que si buscammos un porque no lo encontraremos. el parrafo termina introduciendo la idea de que ademas de la perpetuacion sucede algo mas, sin embargo no lo explica. vamos a dejarlo en suspenso porque ese algo mas que sucede lo comentaremos en las siguientes secciones. ayudame a desarrollar este parrafo hasta una 900 palabras. alimentando el debate y sembrando la curiosidad, posiblemente con perspectivas misticas.</text:p>
      <text:h text:style-name="Heading_20_6" text:outline-level="6"><text:soft-page-break/>ChatGPT said:</text:h>
      <text:p text:style-name="Text_20_body">Aquí tienes una versión desarrollada (≈900 palabras) que mantiene el debate abierto, resalta la posibilidad de que no exista un “porqué” definitivo y deja el misterio del “algo más” para las siguientes secciones:</text:p>
      <text:p text:style-name="Horizontal_20_Line"/>
      <text:h text:style-name="Heading_20_3" text:outline-level="3">4 - ¿Hay algo más que la perpetuación?</text:h>
      <text:p text:style-name="Text_20_body">Quizás la búsqueda de un motivo para todo sea un reflejo inevitable de nuestra forma de pensar.<text:line-break/>Nuestra mente parece diseñada para hacer preguntas, para buscar causas y propósitos, para conectar los hechos con un hilo lógico que nos ofrezca sentido. Sin embargo, ¿y si esa tendencia no fuese más que una ilusión profundamente arraigada en nuestra percepción? ¿Y si no todas las cosas necesitaran un motivo para existir?</text:p>
      <text:p text:style-name="Text_20_body">La vida podría ser uno de esos fenómenos que simplemente suceden. No porque obedezca a un plan, ni porque esté siguiendo un propósito oculto, sino porque es posible. Igual que la formación de estrellas: no nos preguntamos por qué las estrellas existen en un sentido filosófico. Simplemente, la física del universo hace inevitable que nubes de gas se contraigan, que la gravedad encienda el fuego nuclear y que, como resultado, millones de soles ardan en la oscuridad del cosmos. ¿Podría ser la vida igual de inevitable? ¿Una consecuencia natural de la materia, que al alcanzar cierta complejidad comienza a reproducirse, sin más explicación que esa?</text:p>
      <text:p text:style-name="Text_20_body">Sin embargo, nuestra mente se resiste a aceptar una respuesta tan simple. Pregunta una y otra vez: <text:span text:style-name="Emphasis">¿para qué?</text:span><text:line-break/>¿Para qué perpetuar las especies? ¿Qué propósito se esconde detrás de esa incesante producción de nuevos individuos? ¿Acaso es que nos parece hermoso que la vida continúe? ¿Sería ese un “porqué” suficiente, un motivo válido, aunque sea subjetivo? ¿Podría el universo justificar semejante fenómeno solo porque nos resulta poético?</text:p>
      <text:p text:style-name="Text_20_body">Y aquí surge la tensión: la reproducción no solo mantiene la vida, también abre puertas a algo que parece ir mucho más allá. Algo que, si lográramos comprenderlo, podría dar sentido no solo a la vida, sino a nuestra propia existencia. Pero todavía no lo vemos con claridad. Sabemos que está ahí, como una sombra que se intuye en los bordes de nuestro pensamiento, esperando ser revelada.</text:p>
      <text:p text:style-name="Text_20_body">Lo que sí podemos observar es que la reproducción no se limita a clonar seres, a fabricar copias de lo que ya existe para que la especie no se extinga. En cada reproducción hay una sutil variación, un leve desvío, casi imperceptible. Y ese desvío, acumulado a lo largo de incontables generaciones, genera transformaciones sorprendentes. No solo se perpetúa lo que existe: también se abre la puerta al cambio.</text:p>
      <text:p text:style-name="Text_20_body">Cambio. Acumulación.<text:line-break/>Dos conceptos simples que, combinados, pueden producir maravillas. La acumulación de pequeñas variaciones, imperceptibles en una sola generación, pero decisivas en millones de años. Como gotas de agua que, al caer una y otra vez sobre la roca, terminan esculpiéndola en formas nuevas.</text:p>
      <text:p text:style-name="Text_20_body">¿Podría ser entonces que la reproducción no solo mantenga la vida, sino que también le permita transformarse?<text:line-break/><text:soft-page-break/>¿Podría estar funcionando como un proceso capaz de explorar posibilidades, de crear nuevas formas, nuevas estructuras, nuevas capacidades?</text:p>
      <text:p text:style-name="Text_20_body">Desde una perspectiva mística, esta acumulación de cambios podría parecer un lenguaje oculto de la vida, una manera de escribir una historia que aún no comprendemos. Un libro que se va redactando, página a página, generación tras generación, con un mensaje tan vasto que todavía no sabemos leerlo.</text:p>
      <text:p text:style-name="Text_20_body">Pero debemos ser cautelosos: introducir un “porqué” demasiado pronto sería traicionar el misterio que intentamos preservar. Decir que la vida se reproduce <text:span text:style-name="Emphasis">para</text:span> evolucionar sería volver al mismo tipo de respuesta circular que criticamos antes. No estamos buscando una causa definitiva, sino reconociendo que tal vez no exista una, al menos no en los términos que esperamos. Quizá la vida simplemente es, y en su naturaleza está el hecho de reproducirse. Quizá no necesita explicación, como las estrellas no necesitan justificar su luz.</text:p>
      <text:p text:style-name="Text_20_body">Y sin embargo, sigue estando ahí… la sospecha de que la reproducción esconde algo más.<text:line-break/>Un fenómeno sutil, invisible a primera vista, que no se limita a prolongar la existencia biológica. Algo que tiene que ver con transformación, con información, con memoria. Algo que, tal vez, nos acerque a entender la vida como un proceso lógico, como una forma de pensamiento que se despliega en el universo.</text:p>
      <text:p text:style-name="Text_20_body">Por ahora, dejaremos ese misterio sin resolver.<text:line-break/>Solo diremos que en la reproducción no todo es continuidad; hay cambio, hay proceso, hay un leve murmullo de algo que se está construyendo en silencio. Y quizá, cuando comprendamos qué es ese “algo más”, descubramos que la perpetuación de las especies es solo la superficie de un propósito mucho más profundo… o quizá, la puerta hacia él.</text:p>
      <text:p text:style-name="Horizontal_20_Line"/>
      <text:p text:style-name="Text_20_body">¿Quieres que la siguiente sección <text:span text:style-name="Strong_20_Emphasis">comience directamente a revelar qué es ese “algo más”</text:span> (memoria y procesamiento de información) o prefieres <text:span text:style-name="Strong_20_Emphasis">una sección intermedia</text:span> que mantenga el suspenso con ejemplos y preguntas filosóficas antes de entrar en la explicación lógica?</text:p>
      <text:h text:style-name="Heading_20_5" text:outline-level="5">You said:</text:h>
      <text:p text:style-name="Text_20_body">en la siguiente seccion comentamos cual es ese cambio del que hablabamos. y afirmamos que la reproduccion es el procesador del sistema. el borrador es el siguiente: ' 5- la reproduccion como procesador un cambio. hablemos de eso. el hijo no es igual que el padre. no es una copia identica. es diferente. en realidad, no existen dos individuos iguales. no importa cuantos individuos sean creados, todos seran diferentes. esto asegura que no existan dos haciendo el mismo trabajo. cada individuo explora un nuevo camino. cada uno de ellos tiene un punto de vista diferente. el nuevo individuo no es igual al padre, algo ha cambiado. la reproduccion no copia la informacion, la modifica. Y esto es, basicamente, lo que hace la reproduccion. modificar la informacion contenida en el ADN de un individuo para crear un individuo completamente nuevo. padre e hijo son diferentes, pero la diferencia entre ellos es la menor de todas las posibles. un caballo no puede generar gallinas o arboles. padre e hijo son "casi" identicos, pero diferentes. no se trata de una modificacion aleatoria, sino metodica. la informacion del ADN se modifica siguiendo reglas precisas. es procesada. la reproduccion es el procesador del sistema. hace posible el cambio. y asi el proceso avanza hacia un nuevo estado. ' el <text:soft-page-break/>enfoque de este parrafo es principalmente biologico. desarrollalo un poco, debe tener una longitud de unas 700 palabras.</text:p>
      <text:h text:style-name="Heading_20_6" text:outline-level="6">ChatGPT said:</text:h>
      <text:p text:style-name="Text_20_body">Aquí tienes la versión desarrollada de la sección (≈700 palabras) manteniendo el enfoque biológico pero introduciendo un tono lógico-filosófico que conecta con tu marco conceptual:</text:p>
      <text:p text:style-name="Horizontal_20_Line"/>
      <text:h text:style-name="Heading_20_3" text:outline-level="3">5 - La reproducción como procesador</text:h>
      <text:p text:style-name="Text_20_body">Hablemos del cambio.<text:line-break/>En la naturaleza, ninguna reproducción genera una copia perfecta. El hijo no es idéntico al padre; nunca lo es. A primera vista podrían parecer similares, incluso casi iguales, pero siempre existe una diferencia, por mínima que sea. En realidad, no existen dos individuos exactamente idénticos en ningún rincón de la biosfera. Este hecho, que a menudo damos por sentado, encierra un principio fundamental: la vida no repite, transforma.</text:p>
      <text:p text:style-name="Text_20_body">Cada individuo que surge representa una exploración nueva, un camino ligeramente distinto dentro del vasto espacio de posibilidades que ofrece la biología. Este principio no es menor. Si todos los organismos fueran copias exactas de un único modelo original, la vida quedaría atrapada en un callejón sin salida. Pero no: cada generación introduce una ligera variación, un matiz diferente, que abre la puerta a futuros imprevisibles.</text:p>
      <text:p text:style-name="Text_20_body">La reproducción, entonces, no se limita a clonar información genética. Hace algo mucho más sutil: la modifica. Y lo hace de manera controlada, siguiendo patrones y reglas que garantizan continuidad sin eliminar la posibilidad de novedad. En otras palabras, conserva lo esencial y cambia lo suficiente para permitir el progreso.</text:p>
      <text:p text:style-name="Text_20_body">Si pensamos en términos informáticos, podríamos comparar este proceso con un sistema que no solo copia datos, sino que también los procesa antes de generar una nueva versión. El ADN, lejos de ser un simple archivo estático, se comporta como un conjunto de instrucciones dinámicas que pueden combinarse, recombinarse y reinterpretarse en cada acto reproductivo.</text:p>
      <text:p text:style-name="Text_20_body">Esta capacidad de cambio metódico se evidencia, por ejemplo, en los mecanismos de recombinación genética, donde fragmentos de información provenientes de los progenitores se reorganizan para formar una secuencia única. Incluso en organismos que se reproducen de manera asexual, donde no hay intercambio de información entre dos individuos, surgen variaciones a través de mutaciones espontáneas, errores de copia o ajustes adaptativos. La biología parece insistir en una regla universal: nunca dos seres iguales, siempre una ligera diferencia.</text:p>
      <text:p text:style-name="Text_20_body">¿Y qué significa esto desde la perspectiva de un “sistema inteligente”? Significa que la reproducción cumple una función más amplia que la simple perpetuación: procesa información. Toma los datos existentes, los somete a un conjunto de operaciones precisas y genera una nueva configuración. Así, cada organismo no es solo una prolongación de la especie, sino también una propuesta diferente dentro de un proceso continuo de exploración.</text:p>
      <text:p text:style-name="Text_20_body"><text:soft-page-break/>La idea se vuelve aún más interesante si pensamos en la reproducción como un procesador capaz de trabajar con un nivel de complejidad casi inconcebible. No hablamos de un chip de silicio que ejecuta millones de operaciones por segundo, sino de un mecanismo que, desde moléculas microscópicas, ha logrado construir toda la diversidad de formas de vida que conocemos. Cada célula que se divide, cada gameto que se fusiona, cada mutación que se incorpora en el código genético, es una operación en esta gigantesca máquina de procesamiento biológico.</text:p>
      <text:p text:style-name="Text_20_body">Y lo hace siguiendo reglas precisas. No se trata de un caos absoluto. Las variaciones no son completamente aleatorias; están delimitadas por la estructura misma del ADN y por las condiciones que permiten la viabilidad del nuevo individuo. La vida experimenta, sí, pero lo hace dentro de un marco de coherencia. Podríamos decir que la reproducción actúa como un procesador con un algoritmo flexible: uno que permite desviaciones, pero que siempre garantiza que el resultado final siga siendo “vida”.</text:p>
      <text:p text:style-name="Text_20_body">Este punto nos invita a mirar la reproducción desde una perspectiva inédita: no como un mero medio para la continuidad biológica, sino como el mecanismo mediante el cual la información se transforma y se proyecta hacia nuevas posibilidades. El procesador de la vida no está hecho de transistores ni de circuitos, sino de genes, proteínas y moléculas capaces de generar diversidad a partir de continuidad.</text:p>
      <text:p text:style-name="Text_20_body">En definitiva, la reproducción no solo asegura que la vida siga existiendo. También garantiza que cambie, que se modifique, que avance hacia estados cada vez más complejos. Un procesador que trabaja a escala planetaria, cuyos resultados no se miden en operaciones por segundo, sino en la infinita variedad de formas que surgen en cada rincón de la Tierra.</text:p>
      <text:p text:style-name="Horizontal_20_Line"/>
      <text:p text:style-name="Text_20_body">¿Quieres que la próxima sección empiece a relacionar este concepto de <text:span text:style-name="Strong_20_Emphasis">procesador biológico</text:span> con la idea de que la vida entera puede verse como un <text:span text:style-name="Strong_20_Emphasis">sistema lógico</text:span> que “piensa” a través de la evolución? ¿O prefieres una sección puente que siga explorando la analogía entre biología y computación antes de entrar en lo filosófico?</text:p>
      <text:h text:style-name="Heading_20_5" text:outline-level="5">You said:</text:h>
      <text:p text:style-name="Text_20_body">en la siguiente seccion explicamos brevemente como funciona el proceso, y desvelamos el misterio planteado en el capitulo anterior acerca de la inmutabilidad del ADN y de como es posible utilizarlo como memoria del sistema. el borrador es el siguiente: ' 6- limitacion del ADN como memoria de solo lectura en el proceso de calculo hemos comentado en el capitulo anterior como el ADN, en su function de memoria del sistema, tiene la limitacion de ser una memoria de solo lectura. puede mantener la informacion y el estado del sistema, pero una vez creada no puede ser modificada. la inmutabilidad es necesaria para mantener la estabilidad del sistema. podemos leer su informacion, pero no modificarla, ni agregar nueva informacion. y entonces, si leemos la informacion y la procesamos, adonde guardamos los resultados? el sistema que realiza la reproduccion sabe como leer la informacion contenida en el ADN del padre, y sabe como procesarla. Despues de eso, creara una nueva cadena de ADN para almacenar la nueva informacion, el ADN del hijo. Y al crear al hijo tenemos una nueva cadena de ADN con el nuevo estado del proceso. La nueva informacion no se ha grabado en la memoria anterior, sino que se ha creado un nuevo espacio de memoria, ajustado a la infomacion que se quiere almacenar. de esta forma se mantiene sin cambios la informacion ya almacenada, y se incrementa el espacio de memoria para alojar nueva informacion cuando es necesario. asi el sistema <text:soft-page-break/>nunca colapsa por falta de memoria, a la vez que mantiene la inmutabilidad de la memoria existente. como hemos comentado anteriormente, la reproduccion es cambio y acumulacion, es decir, proceso y memoria, y estos dos elementos hacen posible la exploracion, el analisis y el aprendizaje. despues de esto, el conocimiento adquirido es utilizado para iniciar un nuevo ciclo de exploracion, analisis y aprendizaje, con la siguiente generacion. en un proceso iterativo que nunca termina. Podemos llamar a esto "pensamiento"? Veremos con mas claridad como sucede esto en una simulacion en los proximos capitulos. ' desarrollalo un poco. el parrafo debe tener una longitud de unas 800 palabras. la explicacion es principalmente biologica, aunque la parte final puede enfocarse entre la logica y lo mistico, ya que insinuamos pensamiento, lo que implica el universo abstracto y el ser.</text:p>
      <text:h text:style-name="Heading_20_6" text:outline-level="6">ChatGPT said:</text:h>
      <text:p text:style-name="Text_20_body">Aquí tienes la sección desarrollada (≈800 palabras) manteniendo el enfoque biológico pero insinuando un nivel lógico y casi místico hacia el final:</text:p>
      <text:p text:style-name="Horizontal_20_Line"/>
      <text:h text:style-name="Heading_20_3" text:outline-level="3">6 - Limitación del ADN como memoria de solo lectura en el proceso de cálculo</text:h>
      <text:p text:style-name="Text_20_body">En el capítulo anterior comentamos cómo el ADN puede considerarse la memoria fundamental del sistema biológico. Contiene las instrucciones que permiten que un organismo exista, funcione y se reproduzca. Pero esta memoria tiene una característica esencial: es prácticamente inmutable. Una vez definida la secuencia genética, no puede modificarse directamente sin riesgo de alterar de manera irreversible la estabilidad del organismo.</text:p>
      <text:p text:style-name="Text_20_body">Esta inmutabilidad, que en apariencia podría verse como una limitación, en realidad garantiza la continuidad del sistema. Si la información almacenada en el ADN pudiera ser editada constantemente, el riesgo de corrupción o pérdida de coherencia sería altísimo, y la vida colapsaría con facilidad. Así, la naturaleza ha diseñado una estrategia fascinante: proteger los datos base mediante un formato de solo lectura, evitando que los procesos cotidianos de la célula alteren la información esencial para la supervivencia.</text:p>
      <text:p text:style-name="Text_20_body">Pero esta solución plantea una pregunta inevitable: <text:span text:style-name="Strong_20_Emphasis">¿cómo puede la vida procesar información y generar novedad si su memoria principal no puede ser reescrita?</text:span> En un computador tradicional, los resultados del cálculo se almacenan en memoria de lectura y escritura, permitiendo que el sistema evolucione su estado. Si el ADN no puede cumplir esta función, ¿dónde se guarda el resultado del proceso de cálculo que ocurre en cada acto reproductivo?</text:p>
      <text:p text:style-name="Text_20_body">La respuesta es sorprendente: en lugar de modificar la memoria original, la vida genera una nueva.<text:line-break/>Cada vez que ocurre la reproducción, el sistema biológico <text:span text:style-name="Strong_20_Emphasis">lee</text:span> la información contenida en el ADN del progenitor, <text:span text:style-name="Strong_20_Emphasis">la procesa</text:span> siguiendo reglas precisas y <text:span text:style-name="Strong_20_Emphasis">construye una nueva cadena de ADN</text:span>, correspondiente al descendiente. Esta nueva secuencia incluye tanto la información que asegura continuidad como las pequeñas modificaciones que permiten variación y cambio.</text:p>
      <text:p text:style-name="Text_20_body">Así, la vida resuelve de manera elegante el problema de la inmutabilidad: no necesita sobreescribir datos antiguos; simplemente crea nuevos. Cada organismo es, en esencia, una nueva versión del sistema, una iteración en un proceso continuo que jamás se detiene. La memoria original permanece <text:soft-page-break/>intacta, preservando la estabilidad del individuo progenitor, mientras que la información procesada se materializa en una nueva estructura genética lista para iniciar su propio ciclo de existencia.</text:p>
      <text:p text:style-name="Text_20_body">Este mecanismo ofrece dos ventajas extraordinarias.<text:line-break/>Primero, garantiza que la información acumulada no se pierda; permanece resguardada en cada línea de descendencia, en cada organismo que forma parte de la trama evolutiva.<text:line-break/>Segundo, asegura que el sistema disponga de <text:span text:style-name="Strong_20_Emphasis">espacio ilimitado para almacenar nuevos estados</text:span>, ya que cada generación representa un incremento del registro total de información. La memoria de la vida, entonces, no es estática: se expande con cada nuevo individuo, con cada nueva variación que se incorpora al conjunto global de posibilidades.</text:p>
      <text:p text:style-name="Text_20_body">Podríamos decir que la reproducción actúa como un mecanismo de actualización que opera fuera del marco de la memoria previa. En lugar de modificar un archivo original, crea una versión renovada, ajustada a las necesidades y experiencias adquiridas. Este modelo es, en cierto modo, más eficiente que cualquier sistema de almacenamiento artificial que conozcamos.</text:p>
      <text:p text:style-name="Text_20_body">Pero lo más fascinante surge al observar el proceso en su conjunto. Reproducción tras reproducción, la vida <text:span text:style-name="Strong_20_Emphasis">acumula información procesada</text:span>, no solo sobre cómo sostenerse, sino sobre cómo transformarse. La información se organiza, se ajusta, se perfecciona. Surge un patrón que se despliega generación tras generación, como si la naturaleza estuviera llevando a cabo un cálculo gigantesco y continuo, cuyo resultado nunca es definitivo, sino siempre provisional, listo para ser revisado y expandido.</text:p>
      <text:p text:style-name="Text_20_body">En este punto cabe preguntarse: ¿puede considerarse esto una forma de pensamiento?<text:line-break/>Si entendemos el pensamiento como un proceso que combina memoria, procesamiento de información y generación de resultados que influyen en acciones futuras, entonces la vida parece cumplir con estas condiciones. No se trata de un pensamiento consciente, al menos no en el sentido humano, pero sí de una forma de procesamiento lógico que opera en un nivel profundo, silencioso y constante.</text:p>
      <text:p text:style-name="Text_20_body">Aquí es donde la frontera entre lo biológico y lo filosófico comienza a difuminarse. Si cada acto de reproducción es, en esencia, una operación de cálculo que genera una nueva memoria y proyecta una nueva posibilidad, ¿no estamos ante un sistema que se analiza a sí mismo y aprende con el tiempo? ¿No podría interpretarse esto como un tipo de inteligencia que trasciende lo individual, un pensamiento que pertenece a la totalidad de la vida?</text:p>
      <text:p text:style-name="Text_20_body">Quizás la pregunta más inquietante no sea si la vida piensa, sino <text:span text:style-name="Strong_20_Emphasis">qué está pensando</text:span>. ¿Se trata de un proceso ciego, una secuencia interminable de transformaciones sin propósito final, o estamos ante algo más profundo, un diálogo interno del universo consigo mismo? La reproducción, entonces, no sería solo la base biológica de la existencia, sino también la puerta hacia un nivel abstracto donde información, forma y significado se entrelazan.</text:p>
      <text:p text:style-name="Text_20_body">En los próximos capítulos intentaremos acercarnos a esta idea, explorando simulaciones que nos permitan comprender cómo la vida podría estar “procesando” su propio destino.</text:p>
      <text:p text:style-name="Horizontal_20_Line"/>
      <text:p text:style-name="Text_20_body">¿Quieres que la siguiente sección se enfoque en <text:span text:style-name="Strong_20_Emphasis">cómo este “proceso de pensamiento biológico” se asemeja a un sistema lógico o computacional</text:span>, o prefieres mantener primero el tono filosófico y místico antes de introducir comparaciones con máquinas?</text:p>
      <text:p text:style-name="Standard"><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31T19:25:45.805000000</meta:creation-date>
    <dc:date>2025-08-31T19:26:18.534000000</dc:date>
    <meta:editing-duration>PT32S</meta:editing-duration>
    <meta:editing-cycles>1</meta:editing-cycles>
    <meta:document-statistic meta:table-count="0" meta:image-count="0" meta:object-count="0" meta:page-count="21" meta:paragraph-count="205" meta:word-count="9369" meta:character-count="59058" meta:non-whitespace-character-count="49925"/>
    <meta:generator>LibreOffice/7.3.5.2$Windows_X86_64 LibreOffice_project/184fe81b8c8c30d8b5082578aee2fed2ea847c01</meta:generator>
  </office:meta>
</office:document-meta>
</file>